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prasimo" svg:font-family="Caprasimo" style:font-adornments="Negrito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ubik" svg:font-family="Rubik" style:font-adornments="Regular" style:font-pitch="variable"/>
  </office:font-face-decls>
  <office:automatic-styles>
    <style:style style:name="Tabela1" style:family="table" style:master-page-name="Standard">
      <style:table-properties style:width="30cm" style:page-number="auto" table:align="margins"/>
    </style:style>
    <style:style style:name="Tabela1.A" style:family="table-column">
      <style:table-column-properties style:column-width="8.297cm" style:rel-column-width="4704*"/>
    </style:style>
    <style:style style:name="Tabela1.B" style:family="table-column">
      <style:table-column-properties style:column-width="13.61cm" style:rel-column-width="7716*"/>
    </style:style>
    <style:style style:name="Tabela1.C" style:family="table-column">
      <style:table-column-properties style:column-width="7.992cm" style:rel-column-width="4531*"/>
    </style:style>
    <style:style style:name="Tabela1.D" style:family="table-column">
      <style:table-column-properties style:column-width="0.101cm" style:rel-column-width="57*"/>
    </style:style>
    <style:style style:name="Tabela1.1" style:family="table-row">
      <style:table-row-properties style:min-row-height="5.292cm"/>
    </style:style>
    <style:style style:name="Tabela1.A1" style:family="table-cell">
      <style:table-cell-properties fo:background-color="#000000" fo:padding-left="1cm" fo:padding-right="1cm" fo:padding-top="0.499cm" fo:padding-bottom="1cm" fo:border="none">
        <style:background-image/>
      </style:table-cell-properties>
    </style:style>
    <style:style style:name="Tabela1.2" style:family="table-row">
      <style:table-row-properties style:min-row-height="3.112cm"/>
    </style:style>
    <style:style style:name="Tabela1.A2" style:family="table-cell">
      <style:table-cell-properties fo:background-color="#ffffff" fo:padding-left="1cm" fo:padding-right="1cm" fo:padding-top="0.499cm" fo:padding-bottom="1cm" fo:border="none">
        <style:background-image/>
      </style:table-cell-properties>
    </style:style>
    <style:style style:name="Tabela1.3" style:family="table-row">
      <style:table-row-properties style:min-row-height="2.699cm"/>
    </style:style>
    <style:style style:name="Tabela1.A3" style:family="table-cell">
      <style:table-cell-properties fo:background-color="#dddddd" fo:padding-left="1cm" fo:padding-right="1cm" fo:padding-top="0.499cm" fo:padding-bottom="1cm" fo:border="none">
        <style:background-image/>
      </style:table-cell-properties>
    </style:style>
    <style:style style:name="Tabela1.4" style:family="table-row">
      <style:table-row-properties style:min-row-height="5.267cm"/>
    </style:style>
    <style:style style:name="Tabela1.A4" style:family="table-cell">
      <style:table-cell-properties fo:background-color="#ffffff" fo:padding-left="1cm" fo:padding-right="0cm" fo:padding-top="0.499cm" fo:padding-bottom="1cm" fo:border="none">
        <style:background-image/>
      </style:table-cell-properties>
    </style:style>
    <style:style style:name="Tabela1.B4" style:family="table-cell">
      <style:table-cell-properties fo:background-color="#ffffff" fo:padding-left="0cm" fo:padding-right="1cm" fo:padding-top="0.499cm" fo:padding-bottom="1cm" fo:border="none">
        <style:background-image/>
      </style:table-cell-properties>
    </style:style>
    <style:style style:name="Tabela1.5" style:family="table-row">
      <style:table-row-properties style:min-row-height="3.293cm"/>
    </style:style>
    <style:style style:name="Tabela1.6" style:family="table-row">
      <style:table-row-properties style:min-row-height="7.091cm"/>
    </style:style>
    <style:style style:name="Tabela1.7" style:family="table-row">
      <style:table-row-properties style:min-row-height="1.609cm"/>
    </style:style>
    <style:style style:name="P1" style:family="paragraph" style:parent-style-name="Heading">
      <style:paragraph-properties fo:margin-top="0.4cm" fo:margin-bottom="0cm" style:contextual-spacing="false" fo:line-height="100%"/>
      <style:text-properties officeooo:paragraph-rsid="0024f039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24f039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67da13"/>
    </style:style>
    <style:style style:name="P4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officeooo:paragraph-rsid="00206616"/>
    </style:style>
    <style:style style:name="P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6e5d93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officeooo:paragraph-rsid="002243a7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04c076d"/>
    </style:style>
    <style:style style:name="P8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officeooo:paragraph-rsid="004817e5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04a0af1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0473b33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070d960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04a626b"/>
    </style:style>
    <style:style style:name="P1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officeooo:paragraph-rsid="004a0af1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05c76f1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officeooo:paragraph-rsid="0061f9b3"/>
    </style:style>
    <style:style style:name="P16" style:family="paragraph" style:parent-style-name="Text_20_body">
      <style:paragraph-properties fo:margin-top="0cm" fo:margin-bottom="0cm" style:contextual-spacing="false" fo:line-height="115%"/>
      <style:text-properties officeooo:paragraph-rsid="00473b33"/>
    </style:style>
    <style:style style:name="P17" style:family="paragraph" style:parent-style-name="Text_20_body">
      <style:paragraph-properties fo:margin-top="0cm" fo:margin-bottom="0cm" style:contextual-spacing="false" fo:line-height="115%"/>
      <style:text-properties officeooo:paragraph-rsid="004c5d78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officeooo:paragraph-rsid="004c5d78"/>
    </style:style>
    <style:style style:name="P19" style:family="paragraph" style:parent-style-name="Text_20_body">
      <style:paragraph-properties fo:margin-top="0cm" fo:margin-bottom="0cm" style:contextual-spacing="false" fo:line-height="115%"/>
      <style:text-properties officeooo:paragraph-rsid="0042ad58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officeooo:paragraph-rsid="0064afaf"/>
    </style:style>
    <style:style style:name="P21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38f067"/>
    </style:style>
    <style:style style:name="P22" style:family="paragraph" style:parent-style-name="Heading">
      <style:text-properties officeooo:paragraph-rsid="001b1883"/>
    </style:style>
    <style:style style:name="T1" style:family="text">
      <style:text-properties fo:color="#ffffff" loext:opacity="100%" fo:font-family="'Poppins ExtraBold'" style:font-pitch="variable" fo:font-size="34pt" fo:language="pt" fo:country="BR" fo:font-style="normal" style:text-underline-style="none" officeooo:rsid="00199948" style:font-size-asian="34pt" style:font-style-asian="normal" style:font-size-complex="34pt" style:font-style-complex="normal"/>
    </style:style>
    <style:style style:name="T2" style:family="text">
      <style:text-properties fo:color="#ffffff" loext:opacity="100%" fo:font-family="'Poppins Black'" style:font-pitch="variable" fo:font-size="12pt" fo:language="pt" fo:country="BR" fo:font-style="normal" style:text-underline-style="none" officeooo:rsid="0024f039" style:font-size-asian="12pt" style:font-style-asian="normal" style:font-size-complex="12pt" style:font-style-complex="normal"/>
    </style:style>
    <style:style style:name="T3" style:family="text">
      <style:text-properties fo:color="#ffffff" loext:opacity="100%" fo:font-family="Poppins" style:font-pitch="variable" fo:font-size="12pt" fo:language="pt" fo:country="BR" fo:font-style="normal" style:text-underline-style="none" officeooo:rsid="0024f039" style:font-size-asian="12pt" style:font-style-asian="normal" style:font-size-complex="12pt" style:font-style-complex="normal"/>
    </style:style>
    <style:style style:name="T4" style:family="text">
      <style:text-properties fo:color="#5983b0" loext:opacity="100%" fo:font-family="Poppins" style:font-pitch="variable" fo:font-size="12pt" fo:language="pt" fo:country="BR" fo:font-style="normal" style:text-underline-style="solid" style:text-underline-width="auto" style:text-underline-color="font-color" officeooo:rsid="0024f039" style:font-size-asian="12pt" style:font-style-asian="normal" style:font-size-complex="12pt" style:font-style-complex="normal"/>
    </style:style>
    <style:style style:name="T5" style:family="text">
      <style:text-properties fo:color="#5983b0" loext:opacity="100%" fo:font-family="Poppins" style:font-pitch="variable" fo:font-size="12pt" fo:language="pt" fo:country="BR" fo:font-style="normal" style:text-underline-style="solid" style:text-underline-width="auto" style:text-underline-color="font-color" officeooo:rsid="005ed9cb" style:font-size-asian="12pt" style:font-style-asian="normal" style:font-size-complex="12pt" style:font-style-complex="normal"/>
    </style:style>
    <style:style style:name="T6" style:family="text">
      <style:text-properties fo:color="#ffffff" loext:opacity="100%" fo:font-family="'Poppins Black'" style:font-pitch="variable" fo:font-size="12pt" fo:language="pt" fo:country="BR" fo:font-style="normal" style:text-underline-style="none" fo:font-weight="normal" officeooo:rsid="003957bf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ffff" loext:opacity="100%" fo:font-family="'Poppins Black'" style:font-pitch="variable" fo:font-size="12pt" fo:language="pt" fo:country="BR" fo:font-style="normal" style:text-underline-style="none" fo:font-weight="normal" officeooo:rsid="005cf5b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ffffff" loext:opacity="100%" fo:font-family="Poppins" style:font-pitch="variable" fo:font-size="12pt" fo:language="pt" fo:country="BR" fo:font-style="normal" style:text-underline-style="none" fo:font-weight="normal" officeooo:rsid="005cf5b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ffffff" loext:opacity="100%" fo:font-family="'Poppins Black'" style:font-pitch="variable" fo:font-size="12pt" fo:language="pt" fo:country="BR" fo:font-style="normal" style:text-underline-style="none" fo:font-weight="normal" officeooo:rsid="004c5d7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5983b0" loext:opacity="100%" fo:font-family="Poppins" style:font-pitch="variable" fo:font-size="12pt" fo:language="pt" fo:country="BR" fo:font-style="normal" style:text-underline-style="solid" style:text-underline-width="auto" style:text-underline-color="font-color" fo:font-weight="normal" officeooo:rsid="004c5d7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fo:font-family="'Poppins Black'" style:font-pitch="variable" fo:font-size="14pt" fo:language="pt" fo:country="BR" fo:font-style="normal" style:text-underline-style="solid" style:text-underline-width="auto" style:text-underline-color="font-color" fo:font-weight="normal" officeooo:rsid="0038f067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loext:opacity="100%" fo:font-family="'Poppins Black'" style:font-pitch="variable" fo:font-size="14pt" fo:language="pt" fo:country="BR" fo:font-style="normal" style:text-underline-style="solid" style:text-underline-width="auto" style:text-underline-color="font-color" fo:font-weight="normal" officeooo:rsid="001d0ac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b8e9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5c76f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0ae3c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e5d93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38f06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e082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70959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5cf5b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c076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f3042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204c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1f9b3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d583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fo:font-family="'Poppins Black'" style:font-pitch="variable" fo:font-size="14pt" fo:language="pt" fo:country="BR" fo:font-style="normal" style:text-underline-style="solid" style:text-underline-width="auto" style:text-underline-color="font-color" fo:font-weight="normal" officeooo:rsid="0042ad58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fo:font-family="'Poppins Black'" style:font-pitch="variable" fo:font-size="5pt" fo:language="pt" fo:country="BR" fo:font-style="normal" style:text-underline-style="solid" style:text-underline-width="auto" style:text-underline-color="font-color" fo:font-weight="normal" officeooo:rsid="001d0acd" style:font-size-asian="4.34999990463257pt" style:font-style-asian="normal" style:font-weight-asian="normal" style:font-size-complex="5pt" style:font-style-complex="normal" style:font-weight-complex="normal"/>
    </style:style>
    <style:style style:name="T28" style:family="text">
      <style:text-properties fo:color="#000000" loext:opacity="100%" fo:font-family="'Poppins SemiBold'" style:font-pitch="variable" fo:font-size="12pt" fo:language="pt" fo:country="BR" fo:font-style="italic" style:text-underline-style="none" fo:font-weight="normal" officeooo:rsid="004a0af1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73b3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70d96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a626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5b7be9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7223c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747c52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5ffa66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817e5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fo:font-family="'Poppins Medium'" style:font-pitch="variable" fo:font-size="12pt" fo:language="pt" fo:country="BR" fo:font-style="normal" style:text-underline-style="none" fo:font-weight="normal" officeooo:rsid="0045bef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66065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1d0acd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5975fd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loext:opacity="100%" fo:font-family="'Poppins Black'" style:font-pitch="variable" fo:font-size="14pt" fo:language="pt" fo:country="BR" fo:font-style="normal" style:text-underline-style="solid" style:text-underline-width="auto" style:text-underline-color="font-color" fo:font-weight="normal" officeooo:rsid="003957bf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3957bf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4c5d78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4afaf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loext:opacity="100%" fo:font-family="Poppins" style:font-pitch="variable" fo:font-size="12pt" fo:language="pt" fo:country="BR" fo:font-style="normal" style:text-underline-style="none" fo:font-weight="bold" officeooo:rsid="006204cc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color="#000000" loext:opacity="100%" fo:font-family="Poppins" style:font-pitch="variable" fo:font-size="12pt" fo:language="pt" fo:country="BR" fo:font-style="normal" style:text-underline-style="none" fo:font-weight="bold" officeooo:rsid="0064afaf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63e95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fo:font-family="Poppins" style:font-pitch="variable" fo:font-size="12pt" fo:language="pt" fo:country="BR" fo:font-style="normal" style:text-underline-style="none" fo:font-weight="normal" officeooo:rsid="0076647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ffffff" loext:opacity="100%" fo:font-family="Poppins" style:font-pitch="variable" fo:font-size="14pt" fo:language="pt" fo:country="BR" fo:font-style="normal" style:text-underline-style="none" fo:font-weight="normal" officeooo:rsid="0038f067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color="#b2b2b2" loext:opacity="100%" fo:font-family="'Poppins Black'" style:font-pitch="variable" fo:language="en" fo:country="US" fo:font-style="normal" style:text-underline-style="solid" style:text-underline-width="auto" style:text-underline-color="font-color" fo:font-weight="normal" officeooo:rsid="001d0acd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"><text:span text:style-name="Emphasis"><text:span text:style-name="T1">Anelise Salinas</text:span></text:span></text:p>
            <text:p text:style-name="P2"><text:span text:style-name="Emphasis"><text:span text:style-name="T2">E-MAIL:</text:span></text:span><text:span text:style-name="Emphasis"><text:span text:style-name="T3"> <text:s/></text:span></text:span><text:a xlink:type="simple" xlink:href="mailto:anelise.salinas96@gmail.com" text:style-name="Internet_20_link" text:visited-style-name="Visited_20_Internet_20_Link"><text:span text:style-name="Emphasis"><text:span text:style-name="T4">anelise.salinas96@</text:span></text:span><text:span text:style-name="Emphasis"><text:span text:style-name="T5">g</text:span></text:span><text:span text:style-name="Emphasis"><text:span text:style-name="T4">mail.com</text:span></text:span></text:a></text:p>
            <text:p text:style-name="P3"><text:span text:style-name="Emphasis"><text:span text:style-name="T6">ID</text:span></text:span><text:span text:style-name="Emphasis"><text:span text:style-name="T7">AD</text:span></text:span><text:span text:style-name="Emphasis"><text:span text:style-name="T6">E: <text:s/></text:span></text:span><text:span text:style-name="Emphasis"><text:span text:style-name="T8">29 anos</text:span></text:span></text:p>
            <text:p text:style-name="P3"><text:span text:style-name="Emphasis"><text:span text:style-name="T9">PORTFÓLIO</text:span></text:span><text:span text:style-name="Emphasis"><text:span text:style-name="T6">: <text:s/></text:span></text:span><text:span text:style-name="Emphasis"><text:span text:style-name="T10">https://anyhsalinas.github.io/portfolio/</text:span>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3" office:value-type="string">
            <text:p text:style-name="P4"><text:span text:style-name="Emphasis"><text:span text:style-name="T11">SOBRE MIM</text:span></text:span><text:span text:style-name="Emphasis"><text:span text:style-name="T12">:</text:span></text:span></text:p>
            <text:p text:style-name="P5"><text:span text:style-name="Emphasis"><text:span text:style-name="T13">Gosto de </text:span></text:span><text:span text:style-name="Emphasis"><text:span text:style-name="T14">r</text:span></text:span><text:span text:style-name="Emphasis"><text:span text:style-name="T15">esolver problemas </text:span></text:span><text:span text:style-name="Emphasis"><text:span text:style-name="T14">e ajudar pessoas</text:span></text:span><text:span text:style-name="Emphasis"><text:span text:style-name="T15">. Procuro evoluir sempre como pessoa e como profissional, </text:span></text:span><text:span text:style-name="Emphasis"><text:span text:style-name="T14">portanto </text:span></text:span><text:span text:style-name="Emphasis"><text:span text:style-name="T16">me mantenho</text:span></text:span><text:span text:style-name="Emphasis"><text:span text:style-name="T15"> aberta a sugestões e críticas construtivas.</text:span></text:span></text:p>
          </table:table-cell>
          <table:covered-table-cell/>
          <table:covered-table-cell/>
          <table:table-cell table:style-name="Tabela1.A2" office:value-type="string">
            <text:p text:style-name="P4"><text:span text:style-name="Emphasis"><text:span text:style-name="T12"/></text:span></text:p>
          </table:table-cell>
        </table:table-row>
        <table:table-row table:style-name="Tabela1.3">
          <table:table-cell table:style-name="Tabela1.A3" table:number-columns-spanned="4" office:value-type="string">
            <text:p text:style-name="P6"><text:span text:style-name="Emphasis"><text:span text:style-name="T11">OBJETIVO</text:span></text:span><text:span text:style-name="Emphasis"><text:span text:style-name="T12">:</text:span></text:span></text:p>
            <text:p text:style-name="P7"><text:span text:style-name="Emphasis"><text:span text:style-name="T17">Estou à procura de um trabalho remoto</text:span></text:span><text:span text:style-name="Emphasis"><text:span text:style-name="T18"> CLT</text:span></text:span><text:span text:style-name="Emphasis"><text:span text:style-name="T17"> e estou disposta a oferecer </text:span></text:span><text:span text:style-name="Emphasis"><text:span text:style-name="T15">meus</text:span></text:span><text:span text:style-name="Emphasis"><text:span text:style-name="T17"> conhecimentos</text:span></text:span><text:span text:style-name="Emphasis"><text:span text:style-name="T15"> e habilidades</text:span></text:span><text:span text:style-name="Emphasis"><text:span text:style-name="T17"> à disposição </text:span></text:span><text:span text:style-name="Emphasis"><text:span text:style-name="T15">da empresa,</text:span></text:span><text:span text:style-name="Emphasis"><text:span text:style-name="T17"> visando </text:span></text:span><text:span text:style-name="Emphasis"><text:span text:style-name="T19">ajudá-la a crescer e</text:span></text:span><text:span text:style-name="Emphasis"><text:span text:style-name="T17"> representa</text:span></text:span><text:span text:style-name="Emphasis"><text:span text:style-name="T19">r</text:span></text:span><text:span text:style-name="Emphasis"><text:span text:style-name="T17"> </text:span></text:span><text:span text:style-name="Emphasis"><text:span text:style-name="T15">seu</text:span></text:span><text:span text:style-name="Emphasis"><text:span text:style-name="T17">s valores </text:span></text:span><text:span text:style-name="Emphasis"><text:span text:style-name="T20">s</text:span></text:span><text:span text:style-name="Emphasis"><text:span text:style-name="T21">eja atuando </text:span></text:span><text:span text:style-name="Emphasis"><text:span text:style-name="T15">na área de </text:span></text:span><text:span text:style-name="Emphasis"><text:span text:style-name="T14">Programação Front-end, </text:span></text:span><text:span text:style-name="Emphasis"><text:span text:style-name="T15">Edição de Vídeos, </text:span></text:span><text:span text:style-name="Emphasis"><text:span text:style-name="T22">Web </text:span></text:span><text:span text:style-name="Emphasis"><text:span text:style-name="T23">Design,</text:span></text:span><text:span text:style-name="Emphasis"><text:span text:style-name="T15"> </text:span></text:span><text:span text:style-name="Emphasis"><text:span text:style-name="T22">G</text:span></text:span><text:span text:style-name="Emphasis"><text:span text:style-name="T23">erenciamento de Redes Sociais</text:span></text:span><text:span text:style-name="Emphasis"><text:span text:style-name="T24">,</text:span></text:span><text:span text:style-name="Emphasis"><text:span text:style-name="T15"> Tradução </text:span></text:span><text:span text:style-name="Emphasis"><text:span text:style-name="T24">(PT&lt;&gt;EN) </text:span></text:span><text:span text:style-name="Emphasis"><text:span text:style-name="T25">ou </text:span></text:span><text:span text:style-name="Emphasis"><text:span text:style-name="T22">A</text:span></text:span><text:span text:style-name="Emphasis"><text:span text:style-name="T25">tendimento ao </text:span></text:span><text:span text:style-name="Emphasis"><text:span text:style-name="T22">C</text:span></text:span><text:span text:style-name="Emphasis"><text:span text:style-name="T25">liente</text:span></text:span><text:span text:style-name="Emphasis"><text:span text:style-name="T15">.</text:span></text:span>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8"><text:span text:style-name="Emphasis"><text:span text:style-name="T12">HABI</text:span></text:span><text:span text:style-name="Emphasis"><text:span text:style-name="T26">LIDADES</text:span></text:span><text:span text:style-name="Emphasis"><text:span text:style-name="T12">:</text:span></text:span></text:p>
            <text:p text:style-name="P8"><text:span text:style-name="Emphasis"><text:span text:style-name="T27"/></text:span></text:p>
            <text:p text:style-name="P9"><text:span text:style-name="Emphasis"><text:span text:style-name="T28">PROGRAMAÇÃO WEB:</text:span></text:span></text:p>
            <text:p text:style-name="P10"><text:span text:style-name="Emphasis"><text:span text:style-name="T17">- </text:span></text:span><text:span text:style-name="Emphasis"><text:span text:style-name="T29">HTML (</text:span></text:span><text:span text:style-name="Emphasis"><text:span text:style-name="T30">10+ anos</text:span></text:span><text:span text:style-name="Emphasis"><text:span text:style-name="T29">)</text:span></text:span></text:p>
            <text:p text:style-name="P11"><text:span text:style-name="Emphasis"><text:span text:style-name="T17">- </text:span></text:span><text:span text:style-name="Emphasis"><text:span text:style-name="T29">CSS (</text:span></text:span><text:span text:style-name="Emphasis"><text:span text:style-name="T30">10+ anos</text:span></text:span><text:span text:style-name="Emphasis"><text:span text:style-name="T29">)</text:span></text:span></text:p>
            <text:p text:style-name="P11"><text:span text:style-name="Emphasis"><text:span text:style-name="T17">- </text:span></text:span><text:span text:style-name="Emphasis"><text:span text:style-name="T29">JavaScript (</text:span></text:span><text:span text:style-name="Emphasis"><text:span text:style-name="T30">7+ anos</text:span></text:span><text:span text:style-name="Emphasis"><text:span text:style-name="T29">)</text:span></text:span></text:p>
            <text:p text:style-name="P12"><text:span text:style-name="Emphasis"><text:span text:style-name="T17">- </text:span></text:span><text:span text:style-name="Emphasis"><text:span text:style-name="T31">JQuery</text:span></text:span><text:span text:style-name="Emphasis"><text:span text:style-name="T29"> (</text:span></text:span><text:span text:style-name="Emphasis"><text:span text:style-name="T30">7+ anos</text:span></text:span><text:span text:style-name="Emphasis"><text:span text:style-name="T29">)</text:span></text:span></text:p>
            <text:p text:style-name="P12"><text:span text:style-name="Emphasis"><text:span text:style-name="T29">- </text:span></text:span><text:span text:style-name="Emphasis"><text:span text:style-name="T32">React.js (</text:span></text:span><text:span text:style-name="Emphasis"><text:span text:style-name="T30">Básico, ainda aprendendo</text:span></text:span><text:span text:style-name="Emphasis"><text:span text:style-name="T32">)</text:span></text:span></text:p>
          </table:table-cell>
          <table:table-cell table:style-name="Tabela1.B4" office:value-type="string">
            <text:p text:style-name="P13"><text:span text:style-name="Emphasis"><text:span text:style-name="T12"/></text:span></text:p>
            <text:p text:style-name="P13"><text:span text:style-name="Emphasis"><text:span text:style-name="T27"/></text:span></text:p>
            <text:p text:style-name="P14"><text:span text:style-name="Emphasis"><text:span text:style-name="T28">OUTROS:</text:span></text:span></text:p>
            <text:p text:style-name="P14"><text:span text:style-name="Emphasis"><text:span text:style-name="T17">- </text:span></text:span><text:span text:style-name="Emphasis"><text:span text:style-name="T29">Edição de vídeos (</text:span></text:span><text:span text:style-name="Emphasis"><text:span text:style-name="T30">5+ anos</text:span></text:span><text:span text:style-name="Emphasis"><text:span text:style-name="T29">)</text:span></text:span></text:p>
            <text:p text:style-name="P14"><text:span text:style-name="Emphasis"><text:span text:style-name="T29">- Edição de imagens </text:span></text:span><text:span text:style-name="Emphasis"><text:span text:style-name="T33">e Design Vetorial</text:span></text:span><text:span text:style-name="Emphasis"><text:span text:style-name="T29"> (</text:span></text:span><text:span text:style-name="Emphasis"><text:span text:style-name="T30">1</text:span></text:span><text:span text:style-name="Emphasis"><text:span text:style-name="T34">2</text:span></text:span><text:span text:style-name="Emphasis"><text:span text:style-name="T30">+ anos</text:span></text:span><text:span text:style-name="Emphasis"><text:span text:style-name="T29">)</text:span></text:span></text:p>
            <text:p text:style-name="P15"><text:span text:style-name="Emphasis"><text:span text:style-name="T29">- </text:span></text:span><text:span text:style-name="Emphasis"><text:span text:style-name="T35">Gerenciament</text:span></text:span><text:span text:style-name="Emphasis"><text:span text:style-name="T24">o</text:span></text:span><text:span text:style-name="Emphasis"><text:span text:style-name="T35"> de Redes Sociais profissional </text:span></text:span><text:span text:style-name="Emphasis"><text:span text:style-name="T30">(5+ anos)</text:span></text:span></text:p>
          </table:table-cell>
          <table:table-cell table:style-name="Tabela1.B4" office:value-type="string">
            <text:p text:style-name="P14"><text:span text:style-name="Emphasis"><text:span text:style-name="T12"/></text:span></text:p>
            <text:p text:style-name="P14"><text:span text:style-name="Emphasis"><text:span text:style-name="T28">IDIOMAS:</text:span></text:span></text:p>
            <text:p text:style-name="P14"><text:span text:style-name="Emphasis"><text:span text:style-name="T17">- Português Brasileiro (Nativo)</text:span></text:span></text:p>
            <text:p text:style-name="P14"><text:span text:style-name="Emphasis"><text:span text:style-name="T29">- </text:span></text:span><text:span text:style-name="Emphasis"><text:span text:style-name="T36">I</text:span></text:span><text:span text:style-name="Emphasis"><text:span text:style-name="T17">nglês (Intermediário)</text:span></text:span></text:p>
          </table:table-cell>
          <table:table-cell table:style-name="Tabela1.A2" office:value-type="string">
            <text:p text:style-name="P16"><text:span text:style-name="Emphasis"><text:span text:style-name="T37"/></text:span></text:p>
            <text:p text:style-name="P10"><text:span text:style-name="Emphasis"><text:span text:style-name="T29"/></text:span></text:p>
          </table:table-cell>
        </table:table-row>
        <table:table-row table:style-name="Tabela1.5">
          <table:table-cell table:style-name="Tabela1.A3" table:number-columns-spanned="4" office:value-type="string">
            <text:p text:style-name="P17"><text:span text:style-name="Emphasis"><text:span text:style-name="T12">FORMA</text:span></text:span><text:span text:style-name="Emphasis"><text:span text:style-name="T11">ÇÃO</text:span></text:span><text:span text:style-name="Emphasis"><text:span text:style-name="T12">:</text:span></text:span></text:p>
            <text:p text:style-name="P18"><text:span text:style-name="Emphasis"><text:span text:style-name="T17">- Ensino Médio completo – </text:span></text:span><text:span text:style-name="Emphasis"><text:span text:style-name="T21">C. E. Prof. Waldemar Amoretty Machado</text:span></text:span><text:span text:style-name="Emphasis"><text:span text:style-name="T17"> </text:span></text:span><text:span text:style-name="Emphasis"><text:span text:style-name="T38">(2013)</text:span></text:span></text:p>
            <text:p text:style-name="P18"><text:span text:style-name="Emphasis"><text:span text:style-name="T39">- </text:span></text:span><text:span text:style-name="Emphasis"><text:span text:style-name="T17">Curso Técnico em Web Design com Photoshop - Senac (201</text:span></text:span><text:span text:style-name="Emphasis"><text:span text:style-name="T40">4</text:span></text:span><text:span text:style-name="Emphasis"><text:span text:style-name="T17">)</text:span></text:span>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2" table:number-columns-spanned="4" office:value-type="string">
            <text:p text:style-name="P19"><text:span text:style-name="Emphasis"><text:span text:style-name="T12">EX</text:span></text:span><text:span text:style-name="Emphasis"><text:span text:style-name="T41">PERIÊNCIAS</text:span></text:span><text:span text:style-name="Emphasis"><text:span text:style-name="T12">:</text:span></text:span></text:p>
            <text:p text:style-name="P20"><text:span text:style-name="Emphasis"><text:span text:style-name="T42">Eu </text:span></text:span><text:span text:style-name="Emphasis"><text:span text:style-name="T43">t</text:span></text:span><text:span text:style-name="Emphasis"><text:span text:style-name="T42">enho trabalhado como Freelancer </text:span></text:span><text:span text:style-name="Emphasis"><text:span text:style-name="T23">há</text:span></text:span><text:span text:style-name="Emphasis"><text:span text:style-name="T20"> </text:span></text:span><text:span text:style-name="Emphasis"><text:span text:style-name="T23">mais de 10</text:span></text:span><text:span text:style-name="Emphasis"><text:span text:style-name="T20"> anos</text:span></text:span><text:span text:style-name="Emphasis"><text:span text:style-name="T42">, como Web Designer e Criadora/</text:span></text:span><text:span text:style-name="Emphasis"><text:span text:style-name="T44">Editora</text:span></text:span><text:span text:style-name="Emphasis"><text:span text:style-name="T42"> de Conteúdo por conta própria. </text:span></text:span><text:span text:style-name="Emphasis"><text:span text:style-name="T23">Mas a</text:span></text:span><text:span text:style-name="Emphasis"><text:span text:style-name="T43">gora estou procurando por um emprego com salário fixo </text:span></text:span><text:span text:style-name="Emphasis"><text:span text:style-name="T23">onde estiverem precisando de alguém com as minhas habilidades.</text:span></text:span></text:p>
            <text:p text:style-name="P20"><text:span text:style-name="Emphasis"><text:span text:style-name="T42"/></text:span></text:p>
            <text:p text:style-name="P20"><text:span text:style-name="Emphasis"><text:span text:style-name="T45">Web Design/</text:span></text:span><text:span text:style-name="Emphasis"><text:span text:style-name="T46">Front-end</text:span></text:span><text:span text:style-name="Emphasis"><text:span text:style-name="T44">: </text:span></text:span><text:span text:style-name="Emphasis"><text:span text:style-name="T23">Comecei a fazer templates para blogs na adolescência apenas por curiosidade e esse hobbie acabou atraindo clientes</text:span></text:span><text:span text:style-name="Emphasis"><text:span text:style-name="T42">. </text:span></text:span><text:span text:style-name="Emphasis"><text:span text:style-name="T23">Eu fui então buscando ampliar meus conhecimentos e me aperfeiçoar </text:span></text:span><text:span text:style-name="Emphasis"><text:span text:style-name="T47">em HTML, CSS e JS</text:span></text:span><text:span text:style-name="Emphasis"><text:span text:style-name="T23">. </text:span></text:span><text:span text:style-name="Emphasis"><text:span text:style-name="T47">Já fiz vários projetos pequenos, mas nenhum muito grande, por isso ainda me considero uma desenvolvedora Júnior.</text:span></text:span></text:p>
            <text:p text:style-name="P20"><text:span text:style-name="Emphasis"><text:span text:style-name="T47"/></text:span></text:p>
            <text:p text:style-name="P20"><text:span text:style-name="Emphasis"><text:span text:style-name="T46">Criação de conteúdo/Edição de vídeos:</text:span></text:span><text:span text:style-name="Emphasis"><text:span text:style-name="T44"> </text:span></text:span><text:span text:style-name="Emphasis"><text:span text:style-name="T23">Também já tentei ganhar a vida com criação de conteúdo no Instagram, Tiktok e Youtube. </text:span></text:span><text:span text:style-name="Emphasis"><text:span text:style-name="T44">Produzindo, editando, postando e </text:span></text:span><text:span text:style-name="Emphasis"><text:span text:style-name="T48">estudando</text:span></text:span><text:span text:style-name="Emphasis"><text:span text:style-name="T44"> as métricas/</text:span></text:span><text:span text:style-name="Emphasis"><text:span text:style-name="T48">performance</text:span></text:span><text:span text:style-name="Emphasis"><text:span text:style-name="T44"> do meu próprio conteúdo. Com isso ganhei bastante experiência com edição de vídeos, SEO e com como atrair e lidar com o público.</text:span></text:span></text:p>
            <text:p text:style-name="P18"><text:span text:style-name="Emphasis"><text:span text:style-name="T21"/></text:span></text:p>
            <text:p text:style-name="P18"><text:span text:style-name="Emphasis"><text:span text:style-name="T43">Para conferir o meu portfólio, </text:span></text:span><text:a xlink:type="simple" xlink:href="https://anyhsalinas.github.io/portfolio/" office:target-frame-name="_blank" xlink:show="new" text:style-name="Internet_20_link" text:visited-style-name="Visited_20_Internet_20_Link"><text:span text:style-name="Emphasis"><text:span text:style-name="T10">clique aqui</text:span></text:span></text:a><text:span text:style-name="Emphasis"><text:span text:style-name="T43">.</text:span></text:span></text:p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1" table:number-columns-spanned="4" office:value-type="string">
            <text:p text:style-name="P21"><text:span text:style-name="Emphasis"><text:span text:style-name="T49">Agradeço pela atenção!</text:span></text:span></text:p>
          </table:table-cell>
          <table:covered-table-cell/>
          <table:covered-table-cell/>
          <table:covered-table-cell/>
        </table:table-row>
      </table:table>
      <text:p text:style-name="P22"><text:span text:style-name="Emphasis"><text:span text:style-name="T5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prasimo" svg:font-family="Caprasimo" style:font-adornments="Negrito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ubik" svg:font-family="Rubik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999999" loext:opacity="100%" style:font-name="Rubik" fo:font-family="Rubik" style:font-style-name="Regular" style:font-pitch="variable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.4cm" style:contextual-spacing="false" style:page-number="auto" fo:keep-with-next="always"/>
      <style:text-properties fo:color="#b2b2b2" loext:opacity="100%" style:font-name="Caprasimo" fo:font-family="Caprasimo" style:font-style-name="Negrito" style:font-family-generic="roman" style:font-pitch="variable" fo:font-size="26pt" fo:font-weight="normal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808080" loext:opacity="100%" style:font-name="Rubik" fo:font-family="Rubik" style:font-style-name="Regular" style:font-pitch="variable"/>
    </style:style>
    <style:style style:name="List" style:family="paragraph" style:parent-style-name="Text_20_body" style:class="list">
      <style:text-properties fo:color="#999999" loext:opacity="100%" style:font-name="Rubik" fo:font-family="Rubik" style:font-style-name="Regular" style:font-pitch="variable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33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32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3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31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3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33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32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3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31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3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30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30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29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2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28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33.0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33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33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33.0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30.50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30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29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2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2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6.499cm" style:type="center"/>
          <style:tab-stop style:position="33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6.499cm" style:type="center"/>
          <style:tab-stop style:position="33.001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6.499cm" style:type="center"/>
          <style:tab-stop style:position="33.00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16.499cm" style:type="center"/>
          <style:tab-stop style:position="33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6.499cm" style:type="center"/>
          <style:tab-stop style:position="33.0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6.499cm" style:type="center"/>
          <style:tab-stop style:position="33.0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16.499cm" style:type="center"/>
          <style:tab-stop style:position="33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list-style-name="List_20_1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5983b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729fcf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Forest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13709"/>
        <loext:color loext:name="accent2" loext:color="#224b12"/>
        <loext:color loext:name="accent3" loext:color="#706e0c"/>
        <loext:color loext:name="accent4" loext:color="#355269"/>
        <loext:color loext:name="accent5" loext:color="#be480a"/>
        <loext:color loext:name="accent6" loext:color="#be480a"/>
        <loext:color loext:name="hyperlink" loext:color="#2a6099"/>
        <loext:color loext:name="followed-hyperlink" loext:color="#800080"/>
      </loext:theme-colors>
    </loext:theme>
  </office:styles>
  <office:automatic-styles>
    <style:page-layout style:name="Mpm1">
      <style:page-layout-properties fo:page-width="30cm" fo:page-height="40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7:50:18.163187100</meta:creation-date>
    <meta:editing-duration>PT20H32M59S</meta:editing-duration>
    <meta:editing-cycles>74</meta:editing-cycles>
    <meta:generator>LibreOffice/25.2.5.2$Windows_X86_64 LibreOffice_project/03d19516eb2e1dd5d4ccd751a0d6f35f35e08022</meta:generator>
    <dc:title>Anyh Plays</dc:title>
    <meta:print-date>2025-10-05T13:18:44.591410100</meta:print-date>
    <meta:printed-by>Arquivos PDF</meta:printed-by>
    <dc:date>2025-10-05T14:26:48.746209700</dc:date>
    <meta:document-statistic meta:table-count="1" meta:image-count="0" meta:object-count="0" meta:page-count="1" meta:paragraph-count="31" meta:word-count="317" meta:character-count="2092" meta:non-whitespace-character-count="1802"/>
    <meta:template xlink:type="simple" xlink:actuate="onRequest" xlink:title="Anyh Plays" xlink:href="../../AppData/Roaming/LibreOffice/4/user/template/Anyh%20Plays.ott" meta:date="2025-07-09T17:50:17.710511100"/>
  </office:meta>
</office:document-meta>
</file>